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7a61" officeooo:paragraph-rsid="00197a61"/>
    </style:style>
    <style:style style:name="P2" style:family="paragraph" style:parent-style-name="Standard">
      <style:paragraph-properties fo:text-align="center" style:justify-single-word="false"/>
      <style:text-properties officeooo:rsid="00197a61" officeooo:paragraph-rsid="00197a61"/>
    </style:style>
    <style:style style:name="P3" style:family="paragraph" style:parent-style-name="Standard">
      <style:text-properties fo:font-style="italic" officeooo:rsid="00197a61" officeooo:paragraph-rsid="00197a61" style:font-style-asian="italic" style:font-style-complex="italic"/>
    </style:style>
    <style:style style:name="P4" style:family="paragraph" style:parent-style-name="Standard">
      <style:text-properties officeooo:rsid="001ac3f8" officeooo:paragraph-rsid="001ac3f8"/>
    </style:style>
    <style:style style:name="P5" style:family="paragraph" style:parent-style-name="Standard">
      <style:text-properties officeooo:rsid="001ac3f8" officeooo:paragraph-rsid="001c4394"/>
    </style:style>
    <style:style style:name="P6" style:family="paragraph" style:parent-style-name="Standard">
      <style:text-properties officeooo:rsid="001c4394" officeooo:paragraph-rsid="001c4394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4394"/>
    </style:style>
    <style:style style:name="T5" style:family="text">
      <style:text-properties officeooo:rsid="001c4394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y-Value Logics and Involutions</text:p>
      <text:p text:style-name="P2">by Sven Nilsen, 2021</text:p>
      <text:p text:style-name="P1"/>
      <text:p text:style-name="P3">In this paper I discuss the properties of involutions in many-value logics.</text:p>
      <text:p text:style-name="P1"/>
      <text:p text:style-name="P1">Many-value logics<text:span text:style-name="T1"><text:reference-ref text:reference-format="text" text:ref-name="many-value logic">[1]</text:reference-ref></text:span> of 2<text:span text:style-name="T1">N</text:span> values constructed by orthogonal<text:span text:style-name="T1"><text:reference-ref text:reference-format="text" text:ref-name="orthogonality">[2]</text:reference-ref></text:span> involutions<text:span text:style-name="T1"><text:reference-ref text:reference-format="text" text:ref-name="involution">[3]</text:reference-ref></text:span> are of special importance.</text:p>
      <text:p text:style-name="P1">This is because they can naturally be encoded in binary.</text:p>
      <text:p text:style-name="P1"/>
      <text:p text:style-name="P1">Involutions are important in Avatar Extensions<text:span text:style-name="T1"><text:reference-ref text:reference-format="text" text:ref-name="avatar extensions">[4]</text:reference-ref></text:span>, with a rule such that involutions of products do not generate new elements that are not covered by products of elements under involutions.</text:p>
      <text:p text:style-name="P1"/>
      <text:p text:style-name="P1"><text:tab/>-(a * b) = (-a) * b = a * (-b)<text:tab/><text:tab/>Involutions of products must be covered<text:span text:style-name="T1"><text:reference-ref text:reference-format="text" text:ref-name="avatar covers">[5]</text:reference-ref></text:span></text:p>
      <text:p text:style-name="P1"/>
      <text:p text:style-name="P1">A many-value logic can have multiple involutions:</text:p>
      <text:p text:style-name="P1"/>
      <text:p text:style-name="P1"><text:tab/>not<text:span text:style-name="T2">0</text:span>, not<text:span text:style-name="T2">1</text:span>, … , not<text:span text:style-name="T2">n-1</text:span></text:p>
      <text:p text:style-name="P1"/>
      <text:p text:style-name="P4">An involution means that composed with itself, it is the same as the identity map:</text:p>
      <text:p text:style-name="P4"/>
      <text:p text:style-name="P4"><text:tab/>not . not &lt;=&gt; id</text:p>
      <text:p text:style-name="P1"/>
      <text:p text:style-name="P1">The composition of any two othogonal involutions commute:</text:p>
      <text:p text:style-name="P1"/>
      <text:p text:style-name="P1"><text:tab/>∀ i, j { not<text:span text:style-name="T2">i</text:span> . not<text:span text:style-name="T2">j</text:span> &lt;=&gt; not<text:span text:style-name="T2">j</text:span> . not<text:span text:style-name="T2">i</text:span> }</text:p>
      <text:p text:style-name="P1"/>
      <text:p text:style-name="P4">When two different orthogonal involutions are composed, they form a new involution.</text:p>
      <text:p text:style-name="P4">These involutions are equivalent to moving along diagonals in a hypercube<text:span text:style-name="T1"><text:reference-ref text:reference-format="text" text:ref-name="hypercube">[6]</text:reference-ref></text:span>.</text:p>
      <text:p text:style-name="P1"/>
      <text:p text:style-name="P1">Starting with some identity element `T` of `and`:</text:p>
      <text:p text:style-name="P1"/>
      <text:p text:style-name="P1"><text:tab/>∀ x { and(x, T) = and(T, x) = x }</text:p>
      <text:p text:style-name="P1"/>
      <text:p text:style-name="P4">One can produce a canonical representation:</text:p>
      <text:p text:style-name="P4"/>
      <text:p text:style-name="P5"><text:tab/>(if b<text:span text:style-name="T2">n-1</text:span> {<text:span text:style-name="T5">id</text:span><text:span text:style-name="T3">} else {not</text:span><text:span text:style-name="T2">n-1</text:span><text:span text:style-name="T3">})</text:span>(...((if b<text:span text:style-name="T2">1</text:span> {<text:span text:style-name="T5">id</text:span><text:span text:style-name="T3">} else {not</text:span><text:span text:style-name="T2">1</text:span><text:span text:style-name="T3">})</text:span>((if b<text:span text:style-name="T2">0</text:span> {<text:span text:style-name="T4">id</text:span><text:span text:style-name="T3">} else {not</text:span><text:span text:style-name="T2">0</text:span><text:span text:style-name="T3">})</text:span>(T))))</text:p>
      <text:p text:style-name="P4"/>
      <text:p text:style-name="P4">Where `b` is a bit vector. Hence, all elements are representable in binary encoding.</text:p>
      <text:p text:style-name="P4"/>
      <text:p text:style-name="P4">The bits in the bit vector might be chosen with different encodings to reflect the interpretation of the logic. For example, in Answered Modal Logic<text:span text:style-name="T1"><text:reference-ref text:reference-format="text" text:ref-name="answered modal logic">[7]</text:reference-ref></text:span>, the identity element `T` is represented as `01` which would correspond to `<text:span text:style-name="T5">11</text:span>` in the canonical form. <text:span text:style-name="T5">Answered Modal Logic chooses a different encoding because `11` is used to represent “unknown unanswered”, which is kind of like a set of the possible answered knowledge states.</text:span></text:p>
      <text:p text:style-name="P4"/>
      <text:h text:style-name="P7" text:outline-level="3">References:</text:h>
      <text:p text:style-name="P6"/>
      <text:p text:style-name="P6"><text:reference-mark-start text:name="many-value logic"/>[1]<text:reference-mark-end text:name="many-value logic"/><text:tab/>“Many-value logic”</text:p>
      <text:p text:style-name="P6"><text:tab/>Wikipedia</text:p>
      <text:p text:style-name="P6"><text:tab/><text:a xlink:type="simple" xlink:href="https://en.wikipedia.org/wiki/Many-valued_logic" text:style-name="Internet_20_link" text:visited-style-name="Visited_20_Internet_20_Link"><text:span text:style-name="T6">https://en.wikipedia.org/wiki/Many-valued_logic</text:span></text:a></text:p>
      <text:p text:style-name="P6"/>
      <text:p text:style-name="P6"><text:reference-mark-start text:name="orthogonality"/>[2]<text:reference-mark-end text:name="orthogonality"/><text:tab/>“Orthogonality”</text:p>
      <text:p text:style-name="P6"><text:tab/>Wikipedia</text:p>
      <text:p text:style-name="P6"><text:tab/><text:a xlink:type="simple" xlink:href="https://en.wikipedia.org/wiki/Orthogonality" text:style-name="Internet_20_link" text:visited-style-name="Visited_20_Internet_20_Link"><text:span text:style-name="T6">https://en.wikipedia.org/wiki/Orthogonality</text:span></text:a></text:p>
      <text:p text:style-name="P6"/>
      <text:p text:style-name="P6"><text:reference-mark-start text:name="involution"/>[3]<text:reference-mark-end text:name="involution"/><text:tab/>“Involution (mathematics)”</text:p>
      <text:p text:style-name="P6"><text:tab/>Wikipedia</text:p>
      <text:p text:style-name="P6"><text:tab/><text:a xlink:type="simple" xlink:href="https://en.wikipedia.org/wiki/Involution_(mathematics" text:style-name="Internet_20_link" text:visited-style-name="Visited_20_Internet_20_Link"><text:span text:style-name="T6">https://en.wikipedia.org/wiki/Involution_(mathematics</text:span></text:a><text:span text:style-name="T6">)</text:span></text:p>
      <text:p text:style-name="P6"/>
      <text:p text:style-name="P6"><text:reference-mark-start text:name="avatar extensions"/>[4]<text:reference-mark-end text:name="avatar extensions"/><text:tab/>“Avatar Extensions”</text:p>
      <text:p text:style-name="P6"><text:tab/>AdvancedResearch – Summary Page of Avatar Extensions</text:p>
      <text:p text:style-name="P6"><text:tab/><text:a xlink:type="simple" xlink:href="https://advancedresearch.github.io/avatar-extensions/summary.html" text:style-name="Internet_20_link" text:visited-style-name="Visited_20_Internet_20_Link"><text:span text:style-name="T6">https://advancedresearch.github.io/avatar-extensions/summary.html</text:span></text:a></text:p>
      <text:p text:style-name="P6"/>
      <text:p text:style-name="P6"><text:reference-mark-start text:name="avatar covers"/>[5]<text:reference-mark-end text:name="avatar covers"/><text:tab/>“Avatar Covers”</text:p>
      <text:p text:style-name="P6"><text:tab/>Sven Nilsen, 2020</text:p>
      <text:p text:style-name="P6"><text:tab/><text:a xlink:type="simple" xlink:href="https://github.com/advancedresearch/path_semantics/blob/master/papers-wip/avatar-covers.pdf" text:style-name="Internet_20_link" text:visited-style-name="Visited_20_Internet_20_Link"><text:span text:style-name="T6">https://github.com/advancedresearch/path_semantics/blob/master/papers-wip/avatar-covers.pdf</text:span></text:a></text:p>
      <text:p text:style-name="P6"/>
      <text:p text:style-name="P6"><text:reference-mark-start text:name="hypercube"/>[6]<text:reference-mark-end text:name="hypercube"/><text:tab/>“Hypercube”</text:p>
      <text:p text:style-name="P6"><text:tab/>Wikipedia</text:p>
      <text:p text:style-name="P6"><text:tab/><text:a xlink:type="simple" xlink:href="https://en.wikipedia.org/wiki/Hypercube" text:style-name="Internet_20_link" text:visited-style-name="Visited_20_Internet_20_Link"><text:span text:style-name="T6">https://en.wikipedia.org/wiki/Hypercube</text:span></text:a></text:p>
      <text:p text:style-name="P6"/>
      <text:p text:style-name="P6"><text:reference-mark-start text:name="answered modal logic"/>[7]<text:reference-mark-end text:name="answered modal logic"/><text:tab/>“Answered Modal Logic”</text:p>
      <text:p text:style-name="P6"><text:tab/>Sven Nilsen, 2020</text:p>
      <text:p text:style-name="P6"><text:tab/><text:a xlink:type="simple" xlink:href="https://github.com/advancedresearch/path_semantics/blob/master/papers-wip/answered-modal-logic.pdf" text:style-name="Internet_20_link" text:visited-style-name="Visited_20_Internet_20_Link"><text:span text:style-name="T6">https://github.com/advancedresearch/path_semantics/blob/master/papers-wip/answered-modal-logic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7:05:54.485736000</meta:creation-date>
    <dc:date>2021-04-04T17:40:03.064873000</dc:date>
    <meta:editing-duration>P0D</meta:editing-duration>
    <meta:editing-cycles>1</meta:editing-cycles>
    <meta:document-statistic meta:table-count="0" meta:image-count="0" meta:object-count="0" meta:page-count="2" meta:paragraph-count="43" meta:word-count="330" meta:character-count="2447" meta:non-whitespace-character-count="2138"/>
    <meta:generator>LibreOffice/5.1.2.2$MacOSX_X86_64 LibreOffice_project/d3bf12ecb743fc0d20e0be0c58ca359301eb705f</meta:generator>
  </office:meta>
</office:document-meta>
</file>